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6cm" fo:min-width="4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" style:family="graphic" style:parent-style-name="standard">
      <style:graphic-properties svg:stroke-color="#000000" draw:fill="none" draw:textarea-vertical-align="middle" draw:auto-grow-height="false" fo:min-height="9.151cm" fo:min-width="9.1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7cm" fo:min-width="0cm"/>
    </style:style>
    <style:style style:name="P1" style:family="paragraph">
      <style:paragraph-properties fo:text-align="center"/>
      <style:text-properties fo:color="#d81d4e"/>
    </style:style>
    <style:style style:name="P2" style:family="paragraph">
      <style:text-properties fo:color="#d81d4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8cm" svg:height="4.4cm" svg:x="1.1cm" svg:y="1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4.6cm" svg:height="3.569cm" svg:x="4.3cm" svg:y="1.4cm">
          <draw:text-box>
            <text:list text:style-name="L1">
              <text:list-item>
                <text:p text:style-name="P2"><text:span text:style-name="T1">install</text:span><text:span text:style-name="T1"><text:line-break/></text:span><text:span text:style-name="T2">your programming environment</text:span></text:p>
              </text:list-item>
              <text:list-item>
                <text:p text:style-name="P2"><text:span text:style-name="T3">install</text:span><text:span text:style-name="T4"> </text:span><text:span text:style-name="T4"><text:line-break/></text:span><text:span text:style-name="T4">the command-</text:span><text:span text:style-name="T4"><text:line-break/></text:span><text:span text:style-name="T4">line client</text:span></text:p>
              </text:list-item>
              <text:list-item>
                <text:p text:style-name="P2"><text:span text:style-name="T1">register</text:span></text:p>
              </text:list-item>
            </text:list>
          </draw:text-box>
        </draw:frame>
        <draw:custom-shape draw:style-name="gr3" draw:text-style-name="P1" draw:layer="layout" svg:width="9.664cm" svg:height="9.4cm" svg:x="1.236cm" svg:y="5.9cm">
          <text:p/>
          <draw:enhanced-geometry svg:viewBox="0 0 21600 21600" draw:text-areas="0 0 21600 21600" draw:type="circular-arrow" draw:modifiers="-104.08183239042 -148.10112990921 3880.729741356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2" draw:layer="layout" svg:width="4.6cm" svg:height="1.199cm" svg:x="5.3cm" svg:y="7.205cm">
          <draw:text-box>
            <text:p text:style-name="P2"><text:span text:style-name="T1">fetch exercises</text:span><text:span text:style-name="T1"><text:line-break/></text:span><text:span text:style-name="T1"/></text:p>
          </draw:text-box>
        </draw:frame>
        <draw:frame draw:style-name="gr5" draw:text-style-name="P2" draw:layer="layout" svg:width="3cm" svg:height="1.673cm" svg:x="7.9cm" svg:y="10.006cm">
          <draw:text-box>
            <text:p text:style-name="P2"><text:span text:style-name="T1">code your solution</text:span><text:span text:style-name="T1"><text:line-break/></text:span><text:span text:style-name="T1"/></text:p>
          </draw:text-box>
        </draw:frame>
        <draw:frame draw:style-name="gr6" draw:text-style-name="P2" draw:layer="layout" svg:width="2.9cm" svg:height="1.895cm" svg:x="3.3cm" svg:y="12.605cm">
          <draw:text-box>
            <text:p text:style-name="P2"><text:span text:style-name="T1">receive feedback</text:span></text:p>
          </draw:text-box>
        </draw:frame>
        <draw:frame draw:style-name="gr7" draw:text-style-name="P2" draw:layer="layout" svg:width="2.7cm" svg:height="1.673cm" svg:x="6.5cm" svg:y="12.801cm">
          <draw:text-box>
            <text:p text:style-name="P2"><text:span text:style-name="T1">submit your code</text:span><text:span text:style-name="T1"><text:line-break/></text:span><text:span text:style-name="T1"/></text:p>
          </draw:text-box>
        </draw:frame>
        <draw:frame draw:style-name="gr8" draw:text-style-name="P2" draw:layer="layout" svg:width="2.9cm" svg:height="1.711cm" svg:x="1.7cm" svg:y="9.3cm">
          <draw:text-box>
            <text:p text:style-name="P2"><text:span text:style-name="T5">improve</text:span><text:span text:style-name="T1"> your code</text:span><text:span text:style-name="T1"><text:line-break/></text:span><text:span text:style-name="T1"/></text:p>
          </draw:text-box>
        </draw:frame>
        <draw:custom-shape draw:style-name="gr3" draw:text-style-name="P1" draw:layer="layout" svg:width="9.664cm" svg:height="9.4cm" svg:x="10.9cm" svg:y="5.9cm">
          <text:p/>
          <draw:enhanced-geometry svg:viewBox="0 0 21600 21600" draw:text-areas="0 0 21600 21600" draw:type="circular-arrow" draw:modifiers="-104.08183239042 -148.10112990921 3880.729741356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2" draw:layer="layout" svg:width="3cm" svg:height="2.147cm" svg:x="16.5cm" svg:y="7.053cm">
          <draw:text-box>
            <text:p text:style-name="P2"><text:span text:style-name="T1">review others' code</text:span><text:span text:style-name="T1"><text:line-break/></text:span><text:span text:style-name="T1"/></text:p>
          </draw:text-box>
        </draw:frame>
        <draw:frame draw:style-name="gr10" draw:text-style-name="P2" draw:layer="layout" svg:width="3.6cm" svg:height="1.199cm" svg:x="17.2cm" svg:y="11.5cm">
          <draw:text-box>
            <text:p text:style-name="P2"><text:span text:style-name="T1">give feedback</text:span><text:span text:style-name="T1"><text:line-break/></text:span><text:span text:style-name="T1"/></text:p>
          </draw:text-box>
        </draw:frame>
        <draw:frame draw:style-name="gr11" draw:text-style-name="P2" draw:layer="layout" svg:width="3.2cm" svg:height="1cm" svg:x="14.8cm" svg:y="13.2cm">
          <draw:text-box>
            <text:p text:style-name="P2"><text:span text:style-name="T1">discuss</text:span></text:p>
          </draw:text-box>
        </draw:frame>
        <draw:frame draw:style-name="gr12" draw:text-style-name="P2" draw:layer="layout" svg:width="2.3cm" svg:height="1.199cm" svg:x="12.4cm" svg:y="12.601cm">
          <draw:text-box>
            <text:p text:style-name="P2"><text:span text:style-name="T1">learn</text:span><text:span text:style-name="T1"><text:line-break/></text:span><text:span text:style-name="T1"/></text:p>
          </draw:text-box>
        </draw:frame>
        <draw:frame draw:style-name="gr12" draw:text-style-name="P2" draw:layer="layout" svg:width="2.3cm" svg:height="1.199cm" svg:x="11.7cm" svg:y="11.1cm">
          <draw:text-box>
            <text:p text:style-name="P2"><text:span text:style-name="T1">teach</text:span><text:span text:style-name="T1"><text:line-break/></text:span><text:span text:style-name="T1"/></text:p>
          </draw:text-box>
        </draw:frame>
        <draw:frame draw:style-name="gr12" draw:text-style-name="P2" draw:layer="layout" svg:width="2.3cm" svg:height="1.673cm" svg:x="11.6cm" svg:y="8.9cm">
          <draw:text-box>
            <text:p text:style-name="P2"><text:span text:style-name="T1">learn to teach</text:span><text:span text:style-name="T1"><text:line-break/></text:span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5T17:27:11.363169872</meta:creation-date>
    <dc:date>2015-05-15T18:07:02.194888636</dc:date>
    <meta:editing-duration>PT39M49S</meta:editing-duration>
    <meta:editing-cycles>8</meta:editing-cycles>
    <meta:generator>LibreOffice/4.3.7.2$Linux_X86_64 LibreOffice_project/430m0$Build-2</meta:generator>
    <meta:document-statistic meta:object-count="15"/>
  </office:meta>
</office:document-meta>
</file>